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ender Mono I18n" svg:font-family="'Blender Mono I18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52cm"/>
    </style:style>
    <style:style style:name="co2" style:family="table-column">
      <style:table-column-properties fo:break-before="auto" style:column-width="7.775cm"/>
    </style:style>
    <style:style style:name="co3" style:family="table-column">
      <style:table-column-properties fo:break-before="auto" style:column-width="2.238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414cm"/>
    </style:style>
    <style:style style:name="co8" style:family="table-column">
      <style:table-column-properties fo:break-before="auto" style:column-width="5.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791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.846cm" svg:height="17.982cm" svg:x="13.056cm" svg:y="10.349cm">
            <draw:object draw:notify-on-update-of-ranges="Sheet1.A2:Sheet1.A29 Sheet1.P2:Sheet1.P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ce2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JAN</text:p>
          </table:table-cell>
          <table:table-cell office:value-type="string" calcext:value-type="string">
            <text:p>FEV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Z</text:p>
          </table:table-cell>
          <table:table-cell table:style-name="ce2" office:value-type="string" calcext:value-type="string">
            <text:p>Totais</text:p>
          </table:table-cell>
          <table:table-cell table:number-columns-repeated="2"/>
          <table:table-cell office:value-type="string" calcext:value-type="string">
            <text:p>parti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elo R Sousa</text:p>
          </table:table-cell>
          <table:table-cell office:value-type="string" calcext:value-type="string">
            <text:p>Presidente da República</text:p>
          </table:table-cell>
          <table:table-cell office:value-type="string" calcext:value-type="string">
            <text:p>PSD</text:p>
          </table:table-cell>
          <table:table-cell table:style-name="ce3" office:value-type="time" office:time-value="PT10H08M35S" calcext:value-type="time">
            <text:p>10:08:35</text:p>
          </table:table-cell>
          <table:table-cell table:style-name="ce3" office:value-type="time" office:time-value="PT08H01M20S" calcext:value-type="time">
            <text:p>08:01:20</text:p>
          </table:table-cell>
          <table:table-cell table:style-name="ce3" office:value-type="time" office:time-value="PT09H46M19S" calcext:value-type="time">
            <text:p>09:46:19</text:p>
          </table:table-cell>
          <table:table-cell table:style-name="ce3" office:value-type="time" office:time-value="PT05H45M11S" calcext:value-type="time">
            <text:p>05:45:11</text:p>
          </table:table-cell>
          <table:table-cell table:style-name="ce3" office:value-type="time" office:time-value="PT09H20M18S" calcext:value-type="time">
            <text:p>09:20:18</text:p>
          </table:table-cell>
          <table:table-cell table:style-name="ce3" office:value-type="time" office:time-value="PT09H24M07S" calcext:value-type="time">
            <text:p>09:24:07</text:p>
          </table:table-cell>
          <table:table-cell table:style-name="ce3" office:value-type="time" office:time-value="PT04H40M37S" calcext:value-type="time">
            <text:p>04:40:37</text:p>
          </table:table-cell>
          <table:table-cell table:style-name="ce3" office:value-type="time" office:time-value="PT09H53M39S" calcext:value-type="time">
            <text:p>09:53:39</text:p>
          </table:table-cell>
          <table:table-cell table:style-name="ce3" office:value-type="time" office:time-value="PT08H58M12S" calcext:value-type="time">
            <text:p>08:58:12</text:p>
          </table:table-cell>
          <table:table-cell table:style-name="ce3" office:value-type="time" office:time-value="PT05H32M03S" calcext:value-type="time">
            <text:p>05:32:03</text:p>
          </table:table-cell>
          <table:table-cell table:style-name="ce3" office:value-type="time" office:time-value="PT08H34M54S" calcext:value-type="time">
            <text:p>08:34:54</text:p>
          </table:table-cell>
          <table:table-cell table:style-name="ce3" office:value-type="time" office:time-value="PT07H54M44S" calcext:value-type="time">
            <text:p>07:54:44</text:p>
          </table:table-cell>
          <table:table-cell table:style-name="ce4" table:formula="of:=SUM([.D2:.O2])" office:value-type="time" office:time-value="PT97H59M59S" calcext:value-type="time">
            <text:p>97:59:59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António Cost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PS</text:p>
          </table:table-cell>
          <table:table-cell table:style-name="ce3" office:value-type="time" office:time-value="PT10H30M02S" calcext:value-type="time">
            <text:p>10:30:02</text:p>
          </table:table-cell>
          <table:table-cell table:style-name="ce3" office:value-type="time" office:time-value="PT06H17M09S" calcext:value-type="time">
            <text:p>06:17:09</text:p>
          </table:table-cell>
          <table:table-cell table:style-name="ce3" office:value-type="time" office:time-value="PT09H52M58S" calcext:value-type="time">
            <text:p>09:52:58</text:p>
          </table:table-cell>
          <table:table-cell table:style-name="ce3" office:value-type="time" office:time-value="PT07H38M03S" calcext:value-type="time">
            <text:p>07:38:03</text:p>
          </table:table-cell>
          <table:table-cell table:style-name="ce3" office:value-type="time" office:time-value="PT10H56M33S" calcext:value-type="time">
            <text:p>10:56:33</text:p>
          </table:table-cell>
          <table:table-cell table:style-name="ce3" office:value-type="time" office:time-value="PT06H48M10S" calcext:value-type="time">
            <text:p>06:48:10</text:p>
          </table:table-cell>
          <table:table-cell table:style-name="ce3" office:value-type="time" office:time-value="PT06H34M00S" calcext:value-type="time">
            <text:p>06:34:00</text:p>
          </table:table-cell>
          <table:table-cell table:style-name="ce3" office:value-type="time" office:time-value="PT01H58M10S" calcext:value-type="time">
            <text:p>01:58:10</text:p>
          </table:table-cell>
          <table:table-cell table:style-name="ce3" office:value-type="time" office:time-value="PT07H56M15S" calcext:value-type="time">
            <text:p>07:56:15</text:p>
          </table:table-cell>
          <table:table-cell table:style-name="ce3" office:value-type="time" office:time-value="PT07H34M44S" calcext:value-type="time">
            <text:p>07:34:44</text:p>
          </table:table-cell>
          <table:table-cell table:style-name="ce3" office:value-type="time" office:time-value="PT11H02M54S" calcext:value-type="time">
            <text:p>11:02:54</text:p>
          </table:table-cell>
          <table:table-cell table:style-name="ce3" office:value-type="time" office:time-value="PT09H42M03S" calcext:value-type="time">
            <text:p>09:42:03</text:p>
          </table:table-cell>
          <table:table-cell table:style-name="ce4" table:formula="of:=SUM([.D3:.O3])" office:value-type="time" office:time-value="PT96H51M01S" calcext:value-type="time">
            <text:p>96:51:01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André Ventura</text:p>
          </table:table-cell>
          <table:table-cell/>
          <table:table-cell office:value-type="string" calcext:value-type="string">
            <text:p>Chega</text:p>
          </table:table-cell>
          <table:table-cell table:style-name="ce3" office:value-type="time" office:time-value="PT06H41M47S" calcext:value-type="time">
            <text:p>06:41:47</text:p>
          </table:table-cell>
          <table:table-cell table:style-name="ce3" office:value-type="time" office:time-value="PT02H59M53S" calcext:value-type="time">
            <text:p>02:59:53</text:p>
          </table:table-cell>
          <table:table-cell table:style-name="ce3" office:value-type="time" office:time-value="PT04H15M24S" calcext:value-type="time">
            <text:p>04:15:24</text:p>
          </table:table-cell>
          <table:table-cell table:style-name="ce3" office:value-type="time" office:time-value="PT06H57M44S" calcext:value-type="time">
            <text:p>06:57:44</text:p>
          </table:table-cell>
          <table:table-cell table:style-name="ce3" office:value-type="time" office:time-value="PT05H32M40S" calcext:value-type="time">
            <text:p>05:32:40</text:p>
          </table:table-cell>
          <table:table-cell table:style-name="ce3" office:value-type="time" office:time-value="PT02H57M24S" calcext:value-type="time">
            <text:p>02:57:24</text:p>
          </table:table-cell>
          <table:table-cell table:style-name="ce3" office:value-type="time" office:time-value="PT04H51M25S" calcext:value-type="time">
            <text:p>04:51:25</text:p>
          </table:table-cell>
          <table:table-cell table:style-name="ce3" office:value-type="time" office:time-value="PT01H19M27S" calcext:value-type="time">
            <text:p>01:19:27</text:p>
          </table:table-cell>
          <table:table-cell table:style-name="ce3" office:value-type="time" office:time-value="PT04H34M42S" calcext:value-type="time">
            <text:p>04:34:42</text:p>
          </table:table-cell>
          <table:table-cell table:style-name="ce3" office:value-type="time" office:time-value="PT03H59M47S" calcext:value-type="time">
            <text:p>03:59:47</text:p>
          </table:table-cell>
          <table:table-cell table:style-name="ce3" office:value-type="time" office:time-value="PT06H17M39S" calcext:value-type="time">
            <text:p>06:17:39</text:p>
          </table:table-cell>
          <table:table-cell table:style-name="ce3" office:value-type="time" office:time-value="PT03H30M06S" calcext:value-type="time">
            <text:p>03:30:06</text:p>
          </table:table-cell>
          <table:table-cell table:style-name="ce4" table:formula="of:=SUM([.D4:.O4])" office:value-type="time" office:time-value="PT53H57M58S" calcext:value-type="time">
            <text:p>53:57:58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Luis Montenegro</text:p>
          </table:table-cell>
          <table:table-cell table:number-columns-repeated="2" office:value-type="string" calcext:value-type="string">
            <text:p>PSD</text:p>
          </table:table-cell>
          <table:table-cell table:style-name="ce3" office:value-type="time" office:time-value="PT03H56M21S" calcext:value-type="time">
            <text:p>03:56:21</text:p>
          </table:table-cell>
          <table:table-cell table:style-name="ce3" office:value-type="time" office:time-value="PT03H12M28S" calcext:value-type="time">
            <text:p>03:12:28</text:p>
          </table:table-cell>
          <table:table-cell table:style-name="ce3" office:value-type="time" office:time-value="PT02H28M13S" calcext:value-type="time">
            <text:p>02:28:13</text:p>
          </table:table-cell>
          <table:table-cell table:style-name="ce3" office:value-type="time" office:time-value="PT04H09M08S" calcext:value-type="time">
            <text:p>04:09:08</text:p>
          </table:table-cell>
          <table:table-cell table:style-name="ce3" office:value-type="time" office:time-value="PT04H16M28S" calcext:value-type="time">
            <text:p>04:16:28</text:p>
          </table:table-cell>
          <table:table-cell table:style-name="ce3" office:value-type="time" office:time-value="PT02H43M19S" calcext:value-type="time">
            <text:p>02:43:19</text:p>
          </table:table-cell>
          <table:table-cell table:style-name="ce3" office:value-type="time" office:time-value="PT02H56M40S" calcext:value-type="time">
            <text:p>02:56:40</text:p>
          </table:table-cell>
          <table:table-cell table:style-name="ce3" office:value-type="time" office:time-value="PT01H48M07S" calcext:value-type="time">
            <text:p>01:48:07</text:p>
          </table:table-cell>
          <table:table-cell table:style-name="ce3" office:value-type="time" office:time-value="PT03H49M16S" calcext:value-type="time">
            <text:p>03:49:16</text:p>
          </table:table-cell>
          <table:table-cell table:style-name="ce3" office:value-type="time" office:time-value="PT02H52M40S" calcext:value-type="time">
            <text:p>02:52:40</text:p>
          </table:table-cell>
          <table:table-cell table:style-name="ce3" office:value-type="time" office:time-value="PT05H19M22S" calcext:value-type="time">
            <text:p>05:19:22</text:p>
          </table:table-cell>
          <table:table-cell table:style-name="ce3" office:value-type="time" office:time-value="PT04H24M30S" calcext:value-type="time">
            <text:p>04:24:30</text:p>
          </table:table-cell>
          <table:table-cell table:style-name="ce4" table:formula="of:=SUM([.D5:.O5])" office:value-type="time" office:time-value="PT41H56M32S" calcext:value-type="time">
            <text:p>41:56:32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Manuel Pizarro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PS</text:p>
          </table:table-cell>
          <table:table-cell table:style-name="ce3" office:value-type="time" office:time-value="PT03H47M40S" calcext:value-type="time">
            <text:p>03:47:40</text:p>
          </table:table-cell>
          <table:table-cell table:style-name="ce3" office:value-type="time" office:time-value="PT02H54M36S" calcext:value-type="time">
            <text:p>02:54:36</text:p>
          </table:table-cell>
          <table:table-cell table:style-name="ce3" office:value-type="time" office:time-value="PT03H02M51S" calcext:value-type="time">
            <text:p>03:02:51</text:p>
          </table:table-cell>
          <table:table-cell table:style-name="ce3" office:value-type="time" office:time-value="PT02H31M30S" calcext:value-type="time">
            <text:p>02:31:30</text:p>
          </table:table-cell>
          <table:table-cell table:style-name="ce3" office:value-type="time" office:time-value="PT03H20M14S" calcext:value-type="time">
            <text:p>03:20:14</text:p>
          </table:table-cell>
          <table:table-cell table:style-name="ce3" office:value-type="time" office:time-value="PT02H48M10S" calcext:value-type="time">
            <text:p>02:48:10</text:p>
          </table:table-cell>
          <table:table-cell table:style-name="ce3" office:value-type="time" office:time-value="PT03H09M27S" calcext:value-type="time">
            <text:p>03:09:27</text:p>
          </table:table-cell>
          <table:table-cell table:style-name="ce3"/>
          <table:table-cell table:style-name="ce3" office:value-type="time" office:time-value="PT03H48M59S" calcext:value-type="time">
            <text:p>03:48:59</text:p>
          </table:table-cell>
          <table:table-cell table:style-name="ce3" office:value-type="time" office:time-value="PT04H58M58S" calcext:value-type="time">
            <text:p>04:58:58</text:p>
          </table:table-cell>
          <table:table-cell table:style-name="ce3" office:value-type="time" office:time-value="PT03H32M28S" calcext:value-type="time">
            <text:p>03:32:28</text:p>
          </table:table-cell>
          <table:table-cell table:style-name="ce3" office:value-type="time" office:time-value="PT04H29M42S" calcext:value-type="time">
            <text:p>04:29:42</text:p>
          </table:table-cell>
          <table:table-cell table:style-name="ce4" table:formula="of:=SUM([.D6:.O6])" office:value-type="time" office:time-value="PT38H24M35S" calcext:value-type="time">
            <text:p>38:24:35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Rui Rocha</text:p>
          </table:table-cell>
          <table:table-cell/>
          <table:table-cell office:value-type="string" calcext:value-type="string">
            <text:p>IL</text:p>
          </table:table-cell>
          <table:table-cell table:style-name="ce3" table:number-columns-repeated="2"/>
          <table:table-cell table:style-name="ce3" office:value-type="time" office:time-value="PT01H57M02S" calcext:value-type="time">
            <text:p>01:57:02</text:p>
          </table:table-cell>
          <table:table-cell table:style-name="ce3" office:value-type="time" office:time-value="PT03H40M55S" calcext:value-type="time">
            <text:p>03:40:55</text:p>
          </table:table-cell>
          <table:table-cell table:style-name="ce3" office:value-type="time" office:time-value="PT02H41M54S" calcext:value-type="time">
            <text:p>02:41:54</text:p>
          </table:table-cell>
          <table:table-cell table:style-name="ce3" office:value-type="time" office:time-value="PT02H12M03S" calcext:value-type="time">
            <text:p>02:12:03</text:p>
          </table:table-cell>
          <table:table-cell table:style-name="ce3" office:value-type="time" office:time-value="PT02H33M37S" calcext:value-type="time">
            <text:p>02:33:37</text:p>
          </table:table-cell>
          <table:table-cell table:style-name="ce3" table:number-columns-repeated="3"/>
          <table:table-cell table:style-name="ce3" office:value-type="time" office:time-value="PT03H51M20S" calcext:value-type="time">
            <text:p>03:51:20</text:p>
          </table:table-cell>
          <table:table-cell table:style-name="ce3" office:value-type="time" office:time-value="PT04H42M56S" calcext:value-type="time">
            <text:p>04:42:56</text:p>
          </table:table-cell>
          <table:table-cell table:style-name="ce4" table:formula="of:=SUM([.D7:.O7])" office:value-type="time" office:time-value="PT21H39M47S" calcext:value-type="time">
            <text:p>21:39:47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Fernando Medin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PS</text:p>
          </table:table-cell>
          <table:table-cell table:style-name="ce3" office:value-type="time" office:time-value="PT02H33M59S" calcext:value-type="time">
            <text:p>02:33:59</text:p>
          </table:table-cell>
          <table:table-cell table:style-name="ce3" office:value-type="time" office:time-value="PT02H06M47S" calcext:value-type="time">
            <text:p>02:06:47</text:p>
          </table:table-cell>
          <table:table-cell table:style-name="ce3" office:value-type="time" office:time-value="PT03H29M19S" calcext:value-type="time">
            <text:p>03:29:19</text:p>
          </table:table-cell>
          <table:table-cell table:style-name="ce3" office:value-type="time" office:time-value="PT03H58M25S" calcext:value-type="time">
            <text:p>03:58:25</text:p>
          </table:table-cell>
          <table:table-cell table:style-name="ce3" table:number-columns-repeated="4"/>
          <table:table-cell table:style-name="ce3" office:value-type="time" office:time-value="PT04H11M03S" calcext:value-type="time">
            <text:p>04:11:03</text:p>
          </table:table-cell>
          <table:table-cell table:style-name="ce3" office:value-type="time" office:time-value="PT04H00M18S" calcext:value-type="time">
            <text:p>04:00:18</text:p>
          </table:table-cell>
          <table:table-cell table:style-name="ce3" table:number-columns-repeated="2"/>
          <table:table-cell table:style-name="ce4" table:formula="of:=SUM([.D8:.O8])" office:value-type="time" office:time-value="PT20H19M51S" calcext:value-type="time">
            <text:p>20:19:51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José Luís Carneiro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PS</text:p>
          </table:table-cell>
          <table:table-cell table:style-name="ce3" table:number-columns-repeated="5"/>
          <table:table-cell table:style-name="ce3" office:value-type="time" office:time-value="PT02H07M40S" calcext:value-type="time">
            <text:p>02:07:40</text:p>
          </table:table-cell>
          <table:table-cell table:style-name="ce3" office:value-type="time" office:time-value="PT02H27M12S" calcext:value-type="time">
            <text:p>02:27:12</text:p>
          </table:table-cell>
          <table:table-cell table:style-name="ce3" office:value-type="time" office:time-value="PT02H09M13S" calcext:value-type="time">
            <text:p>02:09:13</text:p>
          </table:table-cell>
          <table:table-cell table:style-name="ce3" table:number-columns-repeated="2"/>
          <table:table-cell table:style-name="ce3" office:value-type="time" office:time-value="PT04H34M40S" calcext:value-type="time">
            <text:p>04:34:40</text:p>
          </table:table-cell>
          <table:table-cell table:style-name="ce3" office:value-type="time" office:time-value="PT04H18M40S" calcext:value-type="time">
            <text:p>04:18:40</text:p>
          </table:table-cell>
          <table:table-cell table:style-name="ce4" table:formula="of:=SUM([.D9:.O9])" office:value-type="time" office:time-value="PT15H37M25S" calcext:value-type="time">
            <text:p>15:37:25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Mariana Mortágua</text:p>
          </table:table-cell>
          <table:table-cell/>
          <table:table-cell office:value-type="string" calcext:value-type="string">
            <text:p>BE</text:p>
          </table:table-cell>
          <table:table-cell table:style-name="ce3" table:number-columns-repeated="5"/>
          <table:table-cell table:style-name="ce3" office:value-type="time" office:time-value="PT02H31M43S" calcext:value-type="time">
            <text:p>02:31:43</text:p>
          </table:table-cell>
          <table:table-cell table:style-name="ce3" office:value-type="time" office:time-value="PT02H33M06S" calcext:value-type="time">
            <text:p>02:33:06</text:p>
          </table:table-cell>
          <table:table-cell table:style-name="ce3"/>
          <table:table-cell table:style-name="ce3" office:value-type="time" office:time-value="PT02H53M58S" calcext:value-type="time">
            <text:p>02:53:58</text:p>
          </table:table-cell>
          <table:table-cell table:style-name="ce3" office:value-type="time" office:time-value="PT02H48M32S" calcext:value-type="time">
            <text:p>02:48:32</text:p>
          </table:table-cell>
          <table:table-cell table:style-name="ce3" office:value-type="time" office:time-value="PT04H22M22S" calcext:value-type="time">
            <text:p>04:22:22</text:p>
          </table:table-cell>
          <table:table-cell table:style-name="ce3"/>
          <table:table-cell table:style-name="ce4" table:formula="of:=SUM([.D10:.O10])" office:value-type="time" office:time-value="PT15H09M41S" calcext:value-type="time">
            <text:p>15:09:41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Catarina Martins</text:p>
          </table:table-cell>
          <table:table-cell/>
          <table:table-cell office:value-type="string" calcext:value-type="string">
            <text:p>BE</text:p>
          </table:table-cell>
          <table:table-cell table:style-name="ce3" office:value-type="time" office:time-value="PT02H29M00S" calcext:value-type="time">
            <text:p>02:29:00</text:p>
          </table:table-cell>
          <table:table-cell table:style-name="ce3" office:value-type="time" office:time-value="PT02H24M47S" calcext:value-type="time">
            <text:p>02:24:47</text:p>
          </table:table-cell>
          <table:table-cell table:style-name="ce3" office:value-type="time" office:time-value="PT02H24M01S" calcext:value-type="time">
            <text:p>02:24:01</text:p>
          </table:table-cell>
          <table:table-cell table:style-name="ce3" office:value-type="time" office:time-value="PT03H09M29S" calcext:value-type="time">
            <text:p>03:09:29</text:p>
          </table:table-cell>
          <table:table-cell table:style-name="ce3" office:value-type="time" office:time-value="PT02H57M26S" calcext:value-type="time">
            <text:p>02:57:26</text:p>
          </table:table-cell>
          <table:table-cell table:style-name="ce3" table:number-columns-repeated="7"/>
          <table:table-cell table:style-name="ce4" table:formula="of:=SUM([.D11:.O11])" office:value-type="time" office:time-value="PT13H24M43S" calcext:value-type="time">
            <text:p>13:24:43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Pedro Nuno Santos</text:p>
          </table:table-cell>
          <table:table-cell office:value-type="string" calcext:value-type="string">
            <text:p>Deputado</text:p>
          </table:table-cell>
          <table:table-cell office:value-type="string" calcext:value-type="string">
            <text:p>PS</text:p>
          </table:table-cell>
          <table:table-cell table:style-name="ce3" table:number-columns-repeated="5"/>
          <table:table-cell table:style-name="ce3" office:value-type="time" office:time-value="PT01H52M53S" calcext:value-type="time">
            <text:p>01:52:53</text:p>
          </table:table-cell>
          <table:table-cell table:style-name="ce3" table:number-columns-repeated="4"/>
          <table:table-cell table:style-name="ce3" office:value-type="time" office:time-value="PT03H59M59S" calcext:value-type="time">
            <text:p>03:59:59</text:p>
          </table:table-cell>
          <table:table-cell table:style-name="ce3" office:value-type="time" office:time-value="PT06H03M59S" calcext:value-type="time">
            <text:p>06:03:59</text:p>
          </table:table-cell>
          <table:table-cell table:style-name="ce4" table:formula="of:=SUM([.D12:.O12])" office:value-type="time" office:time-value="PT11H56M51S" calcext:value-type="time">
            <text:p>11:56:51</text:p>
          </table:table-cell>
          <table:table-cell table:style-name="ce3"/>
          <table:table-cell table:style-name="ce4" table:formula="of:=SUM([.P10:.P11])" office:value-type="time" office:time-value="PT28H34M24S" calcext:value-type="time">
            <text:p>28:34:24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arlos Moedas</text:p>
          </table:table-cell>
          <table:table-cell office:value-type="string" calcext:value-type="string">
            <text:p>Câmara Municipal de Lisboa</text:p>
          </table:table-cell>
          <table:table-cell office:value-type="string" calcext:value-type="string">
            <text:p>PSD</text:p>
          </table:table-cell>
          <table:table-cell table:style-name="ce3" office:value-type="time" office:time-value="PT02H55M44S" calcext:value-type="time">
            <text:p>02:55:44</text:p>
          </table:table-cell>
          <table:table-cell table:style-name="ce3" office:value-type="time" office:time-value="PT02H39M02S" calcext:value-type="time">
            <text:p>02:39:02</text:p>
          </table:table-cell>
          <table:table-cell table:style-name="ce3" table:number-columns-repeated="4"/>
          <table:table-cell table:style-name="ce3" office:value-type="time" office:time-value="PT02H49M10S" calcext:value-type="time">
            <text:p>02:49:10</text:p>
          </table:table-cell>
          <table:table-cell table:style-name="ce3" office:value-type="time" office:time-value="PT00H59M26S" calcext:value-type="time">
            <text:p>00:59:26</text:p>
          </table:table-cell>
          <table:table-cell table:style-name="ce3" table:number-columns-repeated="4"/>
          <table:table-cell table:style-name="ce4" table:formula="of:=SUM([.D13:.O13])" office:value-type="time" office:time-value="PT09H23M22S" calcext:value-type="time">
            <text:p>09:23:22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Roger Schimdt</text:p>
          </table:table-cell>
          <table:table-cell office:value-type="string" calcext:value-type="string">
            <text:p>Benfica</text:p>
          </table:table-cell>
          <table:table-cell/>
          <table:table-cell table:style-name="ce3" table:number-columns-repeated="3"/>
          <table:table-cell table:style-name="ce3" office:value-type="time" office:time-value="PT03H41M26S" calcext:value-type="time">
            <text:p>03:41:26</text:p>
          </table:table-cell>
          <table:table-cell table:style-name="ce3" office:value-type="time" office:time-value="PT03H09M22S" calcext:value-type="time">
            <text:p>03:09:22</text:p>
          </table:table-cell>
          <table:table-cell table:style-name="ce3" table:number-columns-repeated="2"/>
          <table:table-cell table:style-name="ce3" office:value-type="time" office:time-value="PT01H26M36S" calcext:value-type="time">
            <text:p>01:26:36</text:p>
          </table:table-cell>
          <table:table-cell table:style-name="ce3" table:number-columns-repeated="4"/>
          <table:table-cell table:style-name="ce4" table:formula="of:=SUM([.D14:.O14])" office:value-type="time" office:time-value="PT08H17M24S" calcext:value-type="time">
            <text:p>08:17:24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João Galamba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PS</text:p>
          </table:table-cell>
          <table:table-cell table:style-name="ce3" table:number-columns-repeated="4"/>
          <table:table-cell table:style-name="ce3" office:value-type="time" office:time-value="PT05H14M41S" calcext:value-type="time">
            <text:p>05:14:41</text:p>
          </table:table-cell>
          <table:table-cell table:style-name="ce3" office:value-type="time" office:time-value="PT02H41M43S" calcext:value-type="time">
            <text:p>02:41:43</text:p>
          </table:table-cell>
          <table:table-cell table:style-name="ce3" table:number-columns-repeated="6"/>
          <table:table-cell table:style-name="ce4" table:formula="of:=SUM([.D15:.O15])" office:value-type="time" office:time-value="PT07H56M24S" calcext:value-type="time">
            <text:p>07:56:24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Mário Nogueira</text:p>
          </table:table-cell>
          <table:table-cell office:value-type="string" calcext:value-type="string">
            <text:p>FENPROF</text:p>
          </table:table-cell>
          <table:table-cell/>
          <table:table-cell table:style-name="ce3" office:value-type="time" office:time-value="PT02H49M17S" calcext:value-type="time">
            <text:p>02:49:17</text:p>
          </table:table-cell>
          <table:table-cell table:style-name="ce3" office:value-type="time" office:time-value="PT02H53M23S" calcext:value-type="time">
            <text:p>02:53:23</text:p>
          </table:table-cell>
          <table:table-cell table:style-name="ce3" office:value-type="time" office:time-value="PT02H03M40S" calcext:value-type="time">
            <text:p>02:03:40</text:p>
          </table:table-cell>
          <table:table-cell table:style-name="ce3" table:number-columns-repeated="9"/>
          <table:table-cell table:style-name="ce4" table:formula="of:=SUM([.D16:.O16])" office:value-type="time" office:time-value="PT07H46M20S" calcext:value-type="time">
            <text:p>07:46:20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Joana Bordalo e Sá</text:p>
          </table:table-cell>
          <table:table-cell office:value-type="string" calcext:value-type="string">
            <text:p>Federação Nacional dos Médicos</text:p>
          </table:table-cell>
          <table:table-cell table:number-columns-repeated="3"/>
          <table:table-cell table:style-name="ce3"/>
          <table:table-cell table:number-columns-repeated="4"/>
          <table:table-cell table:style-name="ce3" office:value-type="time" office:time-value="PT01H14M03S" calcext:value-type="time">
            <text:p>01:14:03</text:p>
          </table:table-cell>
          <table:table-cell/>
          <table:table-cell table:style-name="ce3" office:value-type="time" office:time-value="PT02H43M29S" calcext:value-type="time">
            <text:p>02:43:29</text:p>
          </table:table-cell>
          <table:table-cell table:style-name="ce3" office:value-type="time" office:time-value="PT03H23M41S" calcext:value-type="time">
            <text:p>03:23:41</text:p>
          </table:table-cell>
          <table:table-cell/>
          <table:table-cell table:style-name="ce4" table:formula="of:=SUM([.D17:.O17])" office:value-type="time" office:time-value="PT07H21M13S" calcext:value-type="time">
            <text:p>07:21:13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Paulo Raimundo</text:p>
          </table:table-cell>
          <table:table-cell/>
          <table:table-cell office:value-type="string" calcext:value-type="string">
            <text:p>PCP</text:p>
          </table:table-cell>
          <table:table-cell table:style-name="ce3" table:number-columns-repeated="7"/>
          <table:table-cell table:style-name="ce3" office:value-type="time" office:time-value="PT01H04M57S" calcext:value-type="time">
            <text:p>01:04:57</text:p>
          </table:table-cell>
          <table:table-cell table:style-name="ce3" office:value-type="time" office:time-value="PT02H33M27S" calcext:value-type="time">
            <text:p>02:33:27</text:p>
          </table:table-cell>
          <table:table-cell table:style-name="ce3" table:number-columns-repeated="2"/>
          <table:table-cell table:style-name="ce3" office:value-type="time" office:time-value="PT02H29M57S" calcext:value-type="time">
            <text:p>02:29:57</text:p>
          </table:table-cell>
          <table:table-cell table:style-name="ce4" table:formula="of:=SUM([.D18:.O18])" office:value-type="time" office:time-value="PT06H08M21S" calcext:value-type="time">
            <text:p>06:08:21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Jorge Roque da Cunha</text:p>
          </table:table-cell>
          <table:table-cell office:value-type="string" calcext:value-type="string">
            <text:p>Sindicato Independente dos Médicos</text:p>
          </table:table-cell>
          <table:table-cell table:number-columns-repeated="8"/>
          <table:table-cell table:style-name="ce3" office:value-type="time" office:time-value="PT01H27M58S" calcext:value-type="time">
            <text:p>01:27:58</text:p>
          </table:table-cell>
          <table:table-cell/>
          <table:table-cell table:style-name="ce3" office:value-type="time" office:time-value="PT02H50M37S" calcext:value-type="time">
            <text:p>02:50:37</text:p>
          </table:table-cell>
          <table:table-cell table:number-columns-repeated="2"/>
          <table:table-cell table:style-name="ce4" table:formula="of:=SUM([.D19:.O19])" office:value-type="time" office:time-value="PT04H18M35S" calcext:value-type="time">
            <text:p>04:18:35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Guterres</text:p>
          </table:table-cell>
          <table:table-cell office:value-type="string" calcext:value-type="string">
            <text:p>ONU</text:p>
          </table:table-cell>
          <table:table-cell table:number-columns-repeated="10"/>
          <table:table-cell table:style-name="ce3" office:value-type="time" office:time-value="PT03H30M33S" calcext:value-type="time">
            <text:p>03:30:33</text:p>
          </table:table-cell>
          <table:table-cell table:number-columns-repeated="2"/>
          <table:table-cell table:style-name="ce4" table:formula="of:=SUM([.D20:.O20])" office:value-type="time" office:time-value="PT03H30M33S" calcext:value-type="time">
            <text:p>03:30:33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D. Américo Aguiar,</text:p>
          </table:table-cell>
          <table:table-cell office:value-type="string" calcext:value-type="string">
            <text:p>Bispo auxiliar de Lisboa</text:p>
          </table:table-cell>
          <table:table-cell table:number-columns-repeated="7"/>
          <table:table-cell table:style-name="ce3" office:value-type="time" office:time-value="PT03H23M45S" calcext:value-type="time">
            <text:p>03:23:45</text:p>
          </table:table-cell>
          <table:table-cell table:number-columns-repeated="5"/>
          <table:table-cell table:style-name="ce4" table:formula="of:=SUM([.D21:.O21])" office:value-type="time" office:time-value="PT03H23M45S" calcext:value-type="time">
            <text:p>03:23:45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Miguel Albuquerque</text:p>
          </table:table-cell>
          <table:table-cell office:value-type="string" calcext:value-type="string">
            <text:p>Governo Regional da Madeira</text:p>
          </table:table-cell>
          <table:table-cell office:value-type="string" calcext:value-type="string">
            <text:p>PSD</text:p>
          </table:table-cell>
          <table:table-cell table:number-columns-repeated="2"/>
          <table:table-cell table:style-name="ce3"/>
          <table:table-cell table:number-columns-repeated="5"/>
          <table:table-cell table:style-name="ce3" office:value-type="time" office:time-value="PT03H15M23S" calcext:value-type="time">
            <text:p>03:15:23</text:p>
          </table:table-cell>
          <table:table-cell table:number-columns-repeated="3"/>
          <table:table-cell table:style-name="ce4" table:formula="of:=SUM([.D22:.O22])" office:value-type="time" office:time-value="PT03H15M23S" calcext:value-type="time">
            <text:p>03:15:23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João Cost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PS</text:p>
          </table:table-cell>
          <table:table-cell table:number-columns-repeated="2"/>
          <table:table-cell table:style-name="ce3"/>
          <table:table-cell table:number-columns-repeated="5"/>
          <table:table-cell table:style-name="ce3" office:value-type="time" office:time-value="PT03H01M26S" calcext:value-type="time">
            <text:p>03:01:26</text:p>
          </table:table-cell>
          <table:table-cell table:number-columns-repeated="3"/>
          <table:table-cell table:style-name="ce4" table:formula="of:=SUM([.D23:.O23])" office:value-type="time" office:time-value="PT03H01M26S" calcext:value-type="time">
            <text:p>03:01:26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Lacerda Sales</text:p>
          </table:table-cell>
          <table:table-cell office:value-type="string" calcext:value-type="string">
            <text:p>ex Secretário de Estado Adjunto e da Saúde</text:p>
          </table:table-cell>
          <table:table-cell office:value-type="string" calcext:value-type="string">
            <text:p>PS</text:p>
          </table:table-cell>
          <table:table-cell table:style-name="ce3" table:number-columns-repeated="11"/>
          <table:table-cell table:style-name="ce3" office:value-type="time" office:time-value="PT02H51M40S" calcext:value-type="time">
            <text:p>02:51:40</text:p>
          </table:table-cell>
          <table:table-cell table:style-name="ce4" table:formula="of:=SUM([.D24:.O24])" office:value-type="time" office:time-value="PT02H51M40S" calcext:value-type="time">
            <text:p>02:51:40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João Gomes Cravinh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PS</text:p>
          </table:table-cell>
          <table:table-cell table:style-name="ce3" office:value-type="time" office:time-value="PT02H51M10S" calcext:value-type="time">
            <text:p>02:51:10</text:p>
          </table:table-cell>
          <table:table-cell table:style-name="ce3" table:number-columns-repeated="11"/>
          <table:table-cell table:style-name="ce4" table:formula="of:=SUM([.D25:.O25])" office:value-type="time" office:time-value="PT02H51M10S" calcext:value-type="time">
            <text:p>02:51:10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Sérgio Conceição</text:p>
          </table:table-cell>
          <table:table-cell office:value-type="string" calcext:value-type="string">
            <text:p>FC Porto</text:p>
          </table:table-cell>
          <table:table-cell/>
          <table:table-cell table:style-name="ce3" table:number-columns-repeated="4"/>
          <table:table-cell table:style-name="ce3" office:value-type="time" office:time-value="PT02H40M20S" calcext:value-type="time">
            <text:p>02:40:20</text:p>
          </table:table-cell>
          <table:table-cell table:style-name="ce3" table:number-columns-repeated="7"/>
          <table:table-cell table:style-name="ce4" table:formula="of:=SUM([.D26:.O26])" office:value-type="time" office:time-value="PT02H40M20S" calcext:value-type="time">
            <text:p>02:40:20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André Pestana</text:p>
          </table:table-cell>
          <table:table-cell office:value-type="string" calcext:value-type="string">
            <text:p>STOP</text:p>
          </table:table-cell>
          <table:table-cell/>
          <table:table-cell table:style-name="ce3"/>
          <table:table-cell table:style-name="ce3" office:value-type="time" office:time-value="PT02H39M54S" calcext:value-type="time">
            <text:p>02:39:54</text:p>
          </table:table-cell>
          <table:table-cell table:style-name="ce3" table:number-columns-repeated="10"/>
          <table:table-cell table:style-name="ce4" table:formula="of:=SUM([.D27:.O27])" office:value-type="time" office:time-value="PT02H39M54S" calcext:value-type="time">
            <text:p>02:39:54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Christine Ourmières-Widener</text:p>
          </table:table-cell>
          <table:table-cell office:value-type="string" calcext:value-type="string">
            <text:p>ex-presidente executiva da TAP</text:p>
          </table:table-cell>
          <table:table-cell/>
          <table:table-cell table:style-name="ce3" table:number-columns-repeated="3"/>
          <table:table-cell table:style-name="ce3" office:value-type="time" office:time-value="PT02H30M52S" calcext:value-type="time">
            <text:p>02:30:52</text:p>
          </table:table-cell>
          <table:table-cell table:style-name="ce3" table:number-columns-repeated="8"/>
          <table:table-cell table:style-name="ce4" table:formula="of:=SUM([.D28:.O28])" office:value-type="time" office:time-value="PT02H30M52S" calcext:value-type="time">
            <text:p>02:30:52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Gouveia e Melo</text:p>
          </table:table-cell>
          <table:table-cell office:value-type="string" calcext:value-type="string">
            <text:p>Marinha</text:p>
          </table:table-cell>
          <table:table-cell/>
          <table:table-cell table:style-name="ce3" table:number-columns-repeated="2"/>
          <table:table-cell table:style-name="ce3" office:value-type="time" office:time-value="PT02H09M08S" calcext:value-type="time">
            <text:p>02:09:08</text:p>
          </table:table-cell>
          <table:table-cell table:style-name="ce3" table:number-columns-repeated="9"/>
          <table:table-cell table:style-name="ce4" table:formula="of:=SUM([.D29:.O29])" office:value-type="time" office:time-value="PT02H09M08S" calcext:value-type="time">
            <text:p>02:09:08</text:p>
          </table:table-cell>
          <table:table-cell table:style-name="ce3" table:number-columns-repeated="6"/>
        </table:table-row>
        <table:table-row table:style-name="ro1">
          <table:table-cell table:number-columns-repeated="15"/>
          <table:table-cell table:style-name="ce3" table:number-columns-repeated="7"/>
        </table:table-row>
        <table:table-row table:style-name="ro1" table:number-rows-repeated="3">
          <table:table-cell table:number-columns-repeated="15"/>
          <table:table-cell table:style-name="ce3" table:number-columns-repeated="7"/>
        </table:table-row>
        <table:table-row table:style-name="ro1" table:number-rows-repeated="2">
          <table:table-cell table:number-columns-repeated="22"/>
        </table:table-row>
        <table:table-row table:style-name="ro2">
          <table:table-cell table:style-name="ce1" office:value-type="string" calcext:value-type="string">
            <text:p>Esta análise considera apenas os serviços regulares de informação dos canais em análise durante o mês de setembro de 2023. Em análise, estão os seguintes programas: Jornal da Tarde, TeleJornal e Portugal em Directo (RTP1); Jornal 2 (RTP2); Primeiro Jornal e Jornal da Noite (SIC); Jornal Nacional e TVI Jornal (TVI).</text:p>
          </table:table-cell>
          <table:table-cell/>
          <table:table-cell office:value-type="string" calcext:value-type="string">
            <text:p>https://www.marktest.com/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Para que uma individualidade seja considerada protagonista de uma notícia, a sua intervenção na mesma deve ser direta e uma notícia pode ter mais do que um protagonista associado. As intervenções de comentadores televisivos com espaços fixos não são consideradas nesta análise.</text:p>
          </table:table-cell>
          <table:table-cell/>
          <table:table-cell table:style-name="ce1" office:value-type="string" calcext:value-type="string">
            <text:p>Protagonistas da informação em janeiro de 2023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<text:a xlink:href="https://www.marktest.com/wap/contactos.aspx?sel=request&amp;text=Telenews%20-%20Protagonistas%20da%20Informação%20em%20setembro%20de%202023" xlink:type="simple"> </text:a></text:p>
          </table:table-cell>
          <table:table-cell table:number-columns-repeated="21"/>
        </table:table-row>
        <table:table-row table:style-name="ro1" table:number-rows-repeated="104853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6" table:default-cell-style-name="ce6"/>
        <table:table-row table:style-name="ro1">
          <table:table-cell office:value-type="string" calcext:value-type="string">
            <text:p>Marcelo R Sousa</text:p>
          </table:table-cell>
          <table:table-cell office:value-type="string" calcext:value-type="string">
            <text:p>Presidente da República</text:p>
          </table:table-cell>
          <table:table-cell/>
          <table:table-cell office:value-type="string" calcext:value-type="string">
            <text:p>97:59:59</text:p>
          </table:table-cell>
        </table:table-row>
        <table:table-row table:style-name="ro1">
          <table:table-cell office:value-type="string" calcext:value-type="string">
            <text:p>António Costa</text:p>
          </table:table-cell>
          <table:table-cell office:value-type="string" calcext:value-type="string">
            <text:p>Primeiro-Ministro</text:p>
          </table:table-cell>
          <table:table-cell/>
          <table:table-cell office:value-type="string" calcext:value-type="string">
            <text:p>96:51:01</text:p>
          </table:table-cell>
        </table:table-row>
        <table:table-row table:style-name="ro1">
          <table:table-cell office:value-type="string" calcext:value-type="string">
            <text:p>André Ventura</text:p>
          </table:table-cell>
          <table:table-cell table:number-columns-repeated="2"/>
          <table:table-cell office:value-type="string" calcext:value-type="string">
            <text:p>53:57:58</text:p>
          </table:table-cell>
        </table:table-row>
        <table:table-row table:style-name="ro1">
          <table:table-cell office:value-type="string" calcext:value-type="string">
            <text:p>Luis Montenegro</text:p>
          </table:table-cell>
          <table:table-cell office:value-type="string" calcext:value-type="string">
            <text:p>PSD</text:p>
          </table:table-cell>
          <table:table-cell/>
          <table:table-cell office:value-type="string" calcext:value-type="string">
            <text:p>41:56:32</text:p>
          </table:table-cell>
        </table:table-row>
        <table:table-row table:style-name="ro1">
          <table:table-cell office:value-type="string" calcext:value-type="string">
            <text:p>Manuel Pizarro</text:p>
          </table:table-cell>
          <table:table-cell office:value-type="string" calcext:value-type="string">
            <text:p>Ministro da Saúde</text:p>
          </table:table-cell>
          <table:table-cell/>
          <table:table-cell office:value-type="string" calcext:value-type="string">
            <text:p>38:24:35</text:p>
          </table:table-cell>
        </table:table-row>
        <table:table-row table:style-name="ro1">
          <table:table-cell office:value-type="string" calcext:value-type="string">
            <text:p>Rui Rocha</text:p>
          </table:table-cell>
          <table:table-cell table:number-columns-repeated="2"/>
          <table:table-cell office:value-type="string" calcext:value-type="string">
            <text:p>21:39:47</text:p>
          </table:table-cell>
        </table:table-row>
        <table:table-row table:style-name="ro1">
          <table:table-cell office:value-type="string" calcext:value-type="string">
            <text:p>Fernando Medina</text:p>
          </table:table-cell>
          <table:table-cell office:value-type="string" calcext:value-type="string">
            <text:p>Ministro das Finanças</text:p>
          </table:table-cell>
          <table:table-cell/>
          <table:table-cell office:value-type="string" calcext:value-type="string">
            <text:p>20:19:51</text:p>
          </table:table-cell>
        </table:table-row>
        <table:table-row table:style-name="ro1">
          <table:table-cell office:value-type="string" calcext:value-type="string">
            <text:p>José Luís Carneiro</text:p>
          </table:table-cell>
          <table:table-cell office:value-type="string" calcext:value-type="string">
            <text:p>Ministro da Administração Interna</text:p>
          </table:table-cell>
          <table:table-cell/>
          <table:table-cell office:value-type="string" calcext:value-type="string">
            <text:p>15:37:25</text:p>
          </table:table-cell>
        </table:table-row>
        <table:table-row table:style-name="ro1">
          <table:table-cell office:value-type="string" calcext:value-type="string">
            <text:p>Mariana Mortágua</text:p>
          </table:table-cell>
          <table:table-cell table:number-columns-repeated="2"/>
          <table:table-cell office:value-type="string" calcext:value-type="string">
            <text:p>15:09:41</text:p>
          </table:table-cell>
        </table:table-row>
        <table:table-row table:style-name="ro1">
          <table:table-cell office:value-type="string" calcext:value-type="string">
            <text:p>Catarina Martins</text:p>
          </table:table-cell>
          <table:table-cell table:number-columns-repeated="2"/>
          <table:table-cell office:value-type="string" calcext:value-type="string">
            <text:p>13:24:43</text:p>
          </table:table-cell>
        </table:table-row>
        <table:table-row table:style-name="ro1">
          <table:table-cell office:value-type="string" calcext:value-type="string">
            <text:p>Pedro Nuno Santos</text:p>
          </table:table-cell>
          <table:table-cell office:value-type="string" calcext:value-type="string">
            <text:p>Deputado</text:p>
          </table:table-cell>
          <table:table-cell/>
          <table:table-cell office:value-type="string" calcext:value-type="string">
            <text:p>11:56:51</text:p>
          </table:table-cell>
        </table:table-row>
        <table:table-row table:style-name="ro1">
          <table:table-cell office:value-type="string" calcext:value-type="string">
            <text:p>Carlos Moedas</text:p>
          </table:table-cell>
          <table:table-cell office:value-type="string" calcext:value-type="string">
            <text:p>Câmara Municipal de Lisboa</text:p>
          </table:table-cell>
          <table:table-cell/>
          <table:table-cell office:value-type="string" calcext:value-type="string">
            <text:p>09:23:22</text:p>
          </table:table-cell>
        </table:table-row>
        <table:table-row table:style-name="ro1">
          <table:table-cell office:value-type="string" calcext:value-type="string">
            <text:p>Roger Schimdt</text:p>
          </table:table-cell>
          <table:table-cell office:value-type="string" calcext:value-type="string">
            <text:p>Benfica</text:p>
          </table:table-cell>
          <table:table-cell/>
          <table:table-cell office:value-type="string" calcext:value-type="string">
            <text:p>08:17:24</text:p>
          </table:table-cell>
        </table:table-row>
        <table:table-row table:style-name="ro1">
          <table:table-cell office:value-type="string" calcext:value-type="string">
            <text:p>João Galamba</text:p>
          </table:table-cell>
          <table:table-cell office:value-type="string" calcext:value-type="string">
            <text:p>Ministro das Infraestruturas</text:p>
          </table:table-cell>
          <table:table-cell/>
          <table:table-cell office:value-type="string" calcext:value-type="string">
            <text:p>07:56:24</text:p>
          </table:table-cell>
        </table:table-row>
        <table:table-row table:style-name="ro1">
          <table:table-cell office:value-type="string" calcext:value-type="string">
            <text:p>Mário Nogueira</text:p>
          </table:table-cell>
          <table:table-cell office:value-type="string" calcext:value-type="string">
            <text:p>FENPROF</text:p>
          </table:table-cell>
          <table:table-cell/>
          <table:table-cell office:value-type="string" calcext:value-type="string">
            <text:p>07:46:20</text:p>
          </table:table-cell>
        </table:table-row>
        <table:table-row table:style-name="ro1">
          <table:table-cell office:value-type="string" calcext:value-type="string">
            <text:p>Joana Bordalo e Sá</text:p>
          </table:table-cell>
          <table:table-cell office:value-type="string" calcext:value-type="string">
            <text:p>Federação Nacional dos Médicos</text:p>
          </table:table-cell>
          <table:table-cell/>
          <table:table-cell office:value-type="string" calcext:value-type="string">
            <text:p>07:21:13</text:p>
          </table:table-cell>
        </table:table-row>
        <table:table-row table:style-name="ro1">
          <table:table-cell office:value-type="string" calcext:value-type="string">
            <text:p>Paulo Raimundo</text:p>
          </table:table-cell>
          <table:table-cell table:number-columns-repeated="2"/>
          <table:table-cell office:value-type="string" calcext:value-type="string">
            <text:p>06:08:21</text:p>
          </table:table-cell>
        </table:table-row>
        <table:table-row table:style-name="ro1">
          <table:table-cell office:value-type="string" calcext:value-type="string">
            <text:p>Jorge Roque da Cunha</text:p>
          </table:table-cell>
          <table:table-cell office:value-type="string" calcext:value-type="string">
            <text:p>Sindicato Independente dos Médicos</text:p>
          </table:table-cell>
          <table:table-cell/>
          <table:table-cell office:value-type="string" calcext:value-type="string">
            <text:p>04:18:35</text:p>
          </table:table-cell>
        </table:table-row>
        <table:table-row table:style-name="ro1">
          <table:table-cell office:value-type="string" calcext:value-type="string">
            <text:p>Guterres</text:p>
          </table:table-cell>
          <table:table-cell office:value-type="string" calcext:value-type="string">
            <text:p>ONU</text:p>
          </table:table-cell>
          <table:table-cell/>
          <table:table-cell office:value-type="string" calcext:value-type="string">
            <text:p>03:30:33</text:p>
          </table:table-cell>
        </table:table-row>
        <table:table-row table:style-name="ro1">
          <table:table-cell office:value-type="string" calcext:value-type="string">
            <text:p>D. Américo Aguiar,</text:p>
          </table:table-cell>
          <table:table-cell office:value-type="string" calcext:value-type="string">
            <text:p>Bispo auxiliar de Lisboa</text:p>
          </table:table-cell>
          <table:table-cell/>
          <table:table-cell office:value-type="string" calcext:value-type="string">
            <text:p>03:23:45</text:p>
          </table:table-cell>
        </table:table-row>
        <table:table-row table:style-name="ro1">
          <table:table-cell office:value-type="string" calcext:value-type="string">
            <text:p>Miguel Albuquerque</text:p>
          </table:table-cell>
          <table:table-cell office:value-type="string" calcext:value-type="string">
            <text:p>Governo Regional da Madeira</text:p>
          </table:table-cell>
          <table:table-cell/>
          <table:table-cell office:value-type="string" calcext:value-type="string">
            <text:p>03:15:23</text:p>
          </table:table-cell>
        </table:table-row>
        <table:table-row table:style-name="ro1">
          <table:table-cell office:value-type="string" calcext:value-type="string">
            <text:p>João Costa</text:p>
          </table:table-cell>
          <table:table-cell office:value-type="string" calcext:value-type="string">
            <text:p>Ministro da Educação</text:p>
          </table:table-cell>
          <table:table-cell/>
          <table:table-cell office:value-type="string" calcext:value-type="string">
            <text:p>03:01:26</text:p>
          </table:table-cell>
        </table:table-row>
        <table:table-row table:style-name="ro1">
          <table:table-cell office:value-type="string" calcext:value-type="string">
            <text:p>Lacerda Sales</text:p>
          </table:table-cell>
          <table:table-cell office:value-type="string" calcext:value-type="string">
            <text:p>ex Secretário de Estado Adjunto e da Saúde</text:p>
          </table:table-cell>
          <table:table-cell/>
          <table:table-cell office:value-type="string" calcext:value-type="string">
            <text:p>02:51:40</text:p>
          </table:table-cell>
        </table:table-row>
        <table:table-row table:style-name="ro1">
          <table:table-cell office:value-type="string" calcext:value-type="string">
            <text:p>João Gomes Cravinho</text:p>
          </table:table-cell>
          <table:table-cell office:value-type="string" calcext:value-type="string">
            <text:p>Ministro dos Negócios Estrangeiros</text:p>
          </table:table-cell>
          <table:table-cell/>
          <table:table-cell office:value-type="string" calcext:value-type="string">
            <text:p>02:51:10</text:p>
          </table:table-cell>
        </table:table-row>
        <table:table-row table:style-name="ro1">
          <table:table-cell office:value-type="string" calcext:value-type="string">
            <text:p>Sérgio Conceição</text:p>
          </table:table-cell>
          <table:table-cell office:value-type="string" calcext:value-type="string">
            <text:p>FC Porto</text:p>
          </table:table-cell>
          <table:table-cell/>
          <table:table-cell office:value-type="string" calcext:value-type="string">
            <text:p>02:40:20</text:p>
          </table:table-cell>
        </table:table-row>
        <table:table-row table:style-name="ro1">
          <table:table-cell office:value-type="string" calcext:value-type="string">
            <text:p>André Pestana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02:39:54</text:p>
          </table:table-cell>
        </table:table-row>
        <table:table-row table:style-name="ro1">
          <table:table-cell office:value-type="string" calcext:value-type="string">
            <text:p>Christine Ourmières-Widener</text:p>
          </table:table-cell>
          <table:table-cell office:value-type="string" calcext:value-type="string">
            <text:p>ex-presidente executiva da TAP</text:p>
          </table:table-cell>
          <table:table-cell/>
          <table:table-cell office:value-type="string" calcext:value-type="string">
            <text:p>02:30:52</text:p>
          </table:table-cell>
        </table:table-row>
        <table:table-row table:style-name="ro1">
          <table:table-cell office:value-type="string" calcext:value-type="string">
            <text:p>Gouveia e Melo</text:p>
          </table:table-cell>
          <table:table-cell office:value-type="string" calcext:value-type="string">
            <text:p>Marinha</text:p>
          </table:table-cell>
          <table:table-cell/>
          <table:table-cell office:value-type="string" calcext:value-type="string">
            <text:p>02:09:08</text:p>
          </table:table-cell>
        </table:table-row>
      </table:table>
      <table:named-expressions/>
      <table:database-ranges>
        <table:database-range table:name="__Anonymous_Sheet_DB__0" table:target-range-address="Sheet1.A1:Sheet1.P29" table:display-filter-buttons="true">
          <table:sort>
            <table:sort-by table:field-number="1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ender Mono I18n" svg:font-family="'Blender Mono I18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Blender Mono I18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 Gonçalves</meta:initial-creator>
    <meta:creation-date>2024-02-10T15:23:41.736214266</meta:creation-date>
    <dc:date>2024-02-10T16:44:50.792335647</dc:date>
    <dc:creator>Nelson Gonçalves</dc:creator>
    <meta:editing-duration>PT50M53S</meta:editing-duration>
    <meta:editing-cycles>9</meta:editing-cycles>
    <meta:generator>LibreOffice/7.3.7.2$Linux_X86_64 LibreOffice_project/30$Build-2</meta:generator>
    <meta:document-statistic meta:table-count="2" meta:cell-count="3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71"/>
      <style:graphic-properties svg:stroke-color="#b3b3b3"/>
      <style:text-properties fo:font-size="10pt" style:font-size-asian="10pt" style:font-size-complex="10pt"/>
    </style:style>
    <style:style style:name="ch6" style:family="chart" style:data-style-name="N6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847cm" svg:height="17.983cm" xlink:href=".." xlink:type="simple" chart:class="chart:bar" chart:style-name="ch1">
        <chart:title svg:x="9.596cm" svg:y="0.495cm" chart:style-name="ch2">
          <text:p>Protagonistas da informação em 2023</text:p>
        </chart:title>
        <chart:subtitle svg:x="10.284cm" svg:y="1.633cm" chart:style-name="ch3">
          <text:p>Totais de horas dos top 10 mensais</text:p>
        </chart:subtitle>
        <chart:plot-area chart:style-name="ch4" table:cell-range-address="Sheet1.A2:Sheet1.A29 Sheet1.P2:Sheet1.P29" chart:data-source-has-labels="column" svg:x="0.536cm" svg:y="2.675cm" svg:width="25.775cm" svg:height="14.949cm">
          <chart:coordinate-region svg:x="2.295cm" svg:y="2.874cm" svg:width="24.016cm" svg:height="10.218cm"/>
          <chart:axis chart:dimension="x" chart:name="primary-x" chart:style-name="ch5" chartooo:axis-type="auto">
            <chartooo:date-scale/>
            <chart:categories table:cell-range-address="Sheet1.A2:Sheet1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P2:Sheet1.P29" chart:class="chart:bar">
            <chart:data-point/>
            <chart:data-point chart:style-name="ch9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Marcelo R Sousa</text:p>
                <draw:g>
                  <svg:desc>Sheet1.A2:Sheet1.A29</svg:desc>
                </draw:g>
              </table:table-cell>
              <table:table-cell office:value-type="float" office:value="4.08332175925926">
                <text:p>4.08332175925926</text:p>
                <draw:g>
                  <svg:desc>Sheet1.P2:Sheet1.P29</svg:desc>
                </draw:g>
              </table:table-cell>
            </table:table-row>
            <table:table-row>
              <table:table-cell office:value-type="string">
                <text:p>António Costa</text:p>
              </table:table-cell>
              <table:table-cell office:value-type="float" office:value="4.03542824074074">
                <text:p>4.03542824074074</text:p>
              </table:table-cell>
            </table:table-row>
            <table:table-row>
              <table:table-cell office:value-type="string">
                <text:p>André Ventura</text:p>
              </table:table-cell>
              <table:table-cell office:value-type="float" office:value="2.24858796296296">
                <text:p>2.24858796296296</text:p>
              </table:table-cell>
            </table:table-row>
            <table:table-row>
              <table:table-cell office:value-type="string">
                <text:p>Luis Montenegro</text:p>
              </table:table-cell>
              <table:table-cell office:value-type="float" office:value="1.74759259259259">
                <text:p>1.74759259259259</text:p>
              </table:table-cell>
            </table:table-row>
            <table:table-row>
              <table:table-cell office:value-type="string">
                <text:p>Manuel Pizarro</text:p>
              </table:table-cell>
              <table:table-cell office:value-type="float" office:value="1.60040509259259">
                <text:p>1.60040509259259</text:p>
              </table:table-cell>
            </table:table-row>
            <table:table-row>
              <table:table-cell office:value-type="string">
                <text:p>Rui Rocha</text:p>
              </table:table-cell>
              <table:table-cell office:value-type="float" office:value="0.902627314814815">
                <text:p>0.902627314814815</text:p>
              </table:table-cell>
            </table:table-row>
            <table:table-row>
              <table:table-cell office:value-type="string">
                <text:p>Fernando Medina</text:p>
              </table:table-cell>
              <table:table-cell office:value-type="float" office:value="0.847118055555555">
                <text:p>0.847118055555555</text:p>
              </table:table-cell>
            </table:table-row>
            <table:table-row>
              <table:table-cell office:value-type="string">
                <text:p>José Luís Carneiro</text:p>
              </table:table-cell>
              <table:table-cell office:value-type="float" office:value="0.650983796296296">
                <text:p>0.650983796296296</text:p>
              </table:table-cell>
            </table:table-row>
            <table:table-row>
              <table:table-cell office:value-type="string">
                <text:p>Mariana Mortágua</text:p>
              </table:table-cell>
              <table:table-cell office:value-type="float" office:value="0.631724537037037">
                <text:p>0.631724537037037</text:p>
              </table:table-cell>
            </table:table-row>
            <table:table-row>
              <table:table-cell office:value-type="string">
                <text:p>Catarina Martins</text:p>
              </table:table-cell>
              <table:table-cell office:value-type="float" office:value="0.558831018518519">
                <text:p>0.558831018518519</text:p>
              </table:table-cell>
            </table:table-row>
            <table:table-row>
              <table:table-cell office:value-type="string">
                <text:p>Pedro Nuno Santos</text:p>
              </table:table-cell>
              <table:table-cell office:value-type="float" office:value="0.4978125">
                <text:p>0.4978125</text:p>
              </table:table-cell>
            </table:table-row>
            <table:table-row>
              <table:table-cell office:value-type="string">
                <text:p>Carlos Moedas</text:p>
              </table:table-cell>
              <table:table-cell office:value-type="float" office:value="0.391226851851852">
                <text:p>0.391226851851852</text:p>
              </table:table-cell>
            </table:table-row>
            <table:table-row>
              <table:table-cell office:value-type="string">
                <text:p>Roger Schimdt</text:p>
              </table:table-cell>
              <table:table-cell office:value-type="float" office:value="0.345416666666667">
                <text:p>0.345416666666667</text:p>
              </table:table-cell>
            </table:table-row>
            <table:table-row>
              <table:table-cell office:value-type="string">
                <text:p>João Galamba</text:p>
              </table:table-cell>
              <table:table-cell office:value-type="float" office:value="0.330833333333333">
                <text:p>0.330833333333333</text:p>
              </table:table-cell>
            </table:table-row>
            <table:table-row>
              <table:table-cell office:value-type="string">
                <text:p>Mário Nogueira</text:p>
              </table:table-cell>
              <table:table-cell office:value-type="float" office:value="0.323842592592593">
                <text:p>0.323842592592593</text:p>
              </table:table-cell>
            </table:table-row>
            <table:table-row>
              <table:table-cell office:value-type="string">
                <text:p>Joana Bordalo e Sá</text:p>
              </table:table-cell>
              <table:table-cell office:value-type="float" office:value="0.306400462962963">
                <text:p>0.306400462962963</text:p>
              </table:table-cell>
            </table:table-row>
            <table:table-row>
              <table:table-cell office:value-type="string">
                <text:p>Paulo Raimundo</text:p>
              </table:table-cell>
              <table:table-cell office:value-type="float" office:value="0.255798611111111">
                <text:p>0.255798611111111</text:p>
              </table:table-cell>
            </table:table-row>
            <table:table-row>
              <table:table-cell office:value-type="string">
                <text:p>Jorge Roque da Cunha</text:p>
              </table:table-cell>
              <table:table-cell office:value-type="float" office:value="0.179571759259259">
                <text:p>0.179571759259259</text:p>
              </table:table-cell>
            </table:table-row>
            <table:table-row>
              <table:table-cell office:value-type="string">
                <text:p>Guterres</text:p>
              </table:table-cell>
              <table:table-cell office:value-type="float" office:value="0.146215277777778">
                <text:p>0.146215277777778</text:p>
              </table:table-cell>
            </table:table-row>
            <table:table-row>
              <table:table-cell office:value-type="string">
                <text:p>D. Américo Aguiar,</text:p>
              </table:table-cell>
              <table:table-cell office:value-type="float" office:value="0.141493055555556">
                <text:p>0.141493055555556</text:p>
              </table:table-cell>
            </table:table-row>
            <table:table-row>
              <table:table-cell office:value-type="string">
                <text:p>Miguel Albuquerque</text:p>
              </table:table-cell>
              <table:table-cell office:value-type="float" office:value="0.13568287037037">
                <text:p>0.13568287037037</text:p>
              </table:table-cell>
            </table:table-row>
            <table:table-row>
              <table:table-cell office:value-type="string">
                <text:p>João Costa</text:p>
              </table:table-cell>
              <table:table-cell office:value-type="float" office:value="0.12599537037037">
                <text:p>0.12599537037037</text:p>
              </table:table-cell>
            </table:table-row>
            <table:table-row>
              <table:table-cell office:value-type="string">
                <text:p>Lacerda Sales</text:p>
              </table:table-cell>
              <table:table-cell office:value-type="float" office:value="0.119212962962963">
                <text:p>0.119212962962963</text:p>
              </table:table-cell>
            </table:table-row>
            <table:table-row>
              <table:table-cell office:value-type="string">
                <text:p>João Gomes Cravinho</text:p>
              </table:table-cell>
              <table:table-cell office:value-type="float" office:value="0.118865740740741">
                <text:p>0.118865740740741</text:p>
              </table:table-cell>
            </table:table-row>
            <table:table-row>
              <table:table-cell office:value-type="string">
                <text:p>Sérgio Conceição</text:p>
              </table:table-cell>
              <table:table-cell office:value-type="float" office:value="0.111342592592593">
                <text:p>0.111342592592593</text:p>
              </table:table-cell>
            </table:table-row>
            <table:table-row>
              <table:table-cell office:value-type="string">
                <text:p>André Pestana</text:p>
              </table:table-cell>
              <table:table-cell office:value-type="float" office:value="0.111041666666667">
                <text:p>0.111041666666667</text:p>
              </table:table-cell>
            </table:table-row>
            <table:table-row>
              <table:table-cell office:value-type="string">
                <text:p>Christine Ourmières-Widener</text:p>
              </table:table-cell>
              <table:table-cell office:value-type="float" office:value="0.104768518518519">
                <text:p>0.104768518518519</text:p>
              </table:table-cell>
            </table:table-row>
            <table:table-row>
              <table:table-cell office:value-type="string">
                <text:p>Gouveia e Melo</text:p>
              </table:table-cell>
              <table:table-cell office:value-type="float" office:value="0.0896759259259259">
                <text:p>0.0896759259259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